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66pt"/>
    </style:style>
    <style:style style:name="co3" style:family="table-column">
      <style:table-column-properties fo:break-before="auto" style:column-width="15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elf-adaptive Strategies U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Sca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Scal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-Ti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cro-servi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Standal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50:27.232276385</meta:creation-date>
    <dc:date>2019-09-24T08:52:57.097972849</dc:date>
    <meta:editing-duration>PT2M31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